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9d40" officeooo:paragraph-rsid="000f9d40"/>
    </style:style>
    <style:style style:name="P2" style:family="paragraph" style:parent-style-name="Standard">
      <style:text-properties fo:font-size="14pt" officeooo:rsid="000f9d40" officeooo:paragraph-rsid="000f9d40" style:font-size-asian="14pt" style:font-size-complex="14pt"/>
    </style:style>
    <style:style style:name="P3" style:family="paragraph" style:parent-style-name="Standard">
      <style:text-properties fo:font-size="14pt" officeooo:rsid="00121e40" officeooo:paragraph-rsid="00121e40" style:font-size-asian="14pt" style:font-size-complex="14pt"/>
    </style:style>
    <style:style style:name="P4" style:family="paragraph" style:parent-style-name="Standard">
      <style:text-properties fo:font-size="14pt" officeooo:rsid="00121e40" officeooo:paragraph-rsid="00136234" style:font-size-asian="14pt" style:font-size-complex="14pt"/>
    </style:style>
    <style:style style:name="T1" style:family="text">
      <style:text-properties officeooo:rsid="001362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This project is mainly focused on explaining how different programming languages work, what are the differences between them, it’s advantages and disadvantages and what language you should use based on your intentions. </text:p>
      <text:p text:style-name="P2"/>
      <text:p text:style-name="P2"/>
      <text:p text:style-name="P3">Slidy na prezentaciu:<text:line-break/><text:line-break/>1 Uvod</text:p>
      <text:p text:style-name="P3">2 <text:span text:style-name="T1">Ciele prace</text:span></text:p>
      <text:p text:style-name="P3">3 <text:span text:style-name="T1">Vyskumne otazky</text:span></text:p>
      <text:p text:style-name="P4">4 <text:span text:style-name="T1">Historia a a</text:span>ko funguju PJ</text:p>
      <text:p text:style-name="P4">5 Rozdelenie <text:span text:style-name="T1">a porovnanie PJ</text:span></text:p>
      <text:p text:style-name="P4">6 <text:span text:style-name="T1">P</text:span>rogram v Pythone</text:p>
      <text:p text:style-name="P4">7 Program v C++</text:p>
      <text:p text:style-name="P4">8 Porovnanie vysledkov programov</text:p>
      <text:p text:style-name="P4">9 Vyhody a nevyhody Pythonu a C++ v praxi</text:p>
      <text:p text:style-name="P3">10 <text:span text:style-name="T1">Vyhodnotenie vyskumnych otazok</text:span></text:p>
      <text:p text:style-name="P3">11 <text:span text:style-name="T1">Zavery a odporucania</text:span></text:p>
      <text:p text:style-name="P3">12 Zoznam použitých zdrojov</text:p>
      <text:p text:style-name="P3">13 Poďakovanie za pozornosť</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09:25:34.994125927</meta:creation-date>
    <dc:date>2025-01-29T08:09:07.336872741</dc:date>
    <meta:editing-duration>PT3H3M8S</meta:editing-duration>
    <meta:editing-cycles>4</meta:editing-cycles>
    <meta:generator>LibreOffice/24.8.4.2$Linux_X86_64 LibreOffice_project/480$Build-2</meta:generator>
    <meta:document-statistic meta:table-count="0" meta:image-count="0" meta:object-count="0" meta:page-count="1" meta:paragraph-count="14" meta:word-count="91" meta:character-count="550" meta:non-whitespace-character-count="471"/>
  </office:meta>
</office:document-meta>
</file>